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9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0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yt1tle" style:master-page-name="MP0" style:family="paragraph">
      <style:paragraph-properties fo:break-before="page" style:page-number="1"/>
      <style:text-properties fo:language="en" fo:country="US"/>
    </style:style>
    <style:style style:name="P5" style:parent-style-name="styt1tle" style:family="paragraph">
      <style:text-properties fo:language="en" fo:country="US"/>
    </style:style>
    <style:style style:name="P6" style:parent-style-name="stytext" style:family="paragraph">
      <style:text-properties fo:language="en" fo:country="US"/>
    </style:style>
    <style:style style:name="P7" style:parent-style-name="stytext" style:family="paragraph">
      <style:text-properties fo:language="en" fo:country="US"/>
    </style:style>
    <style:style style:name="P8" style:parent-style-name="stytext" style:family="paragraph">
      <style:text-properties fo:language="en" fo:country="US"/>
    </style:style>
    <style:style style:name="P9" style:parent-style-name="stytext" style:family="paragraph">
      <style:text-properties fo:language="en" fo:country="US"/>
    </style:style>
    <style:style style:name="P10" style:parent-style-name="stytext" style:family="paragraph">
      <style:text-properties fo:language="en" fo:country="US"/>
    </style:style>
    <style:style style:name="P11" style:parent-style-name="stytext" style:family="paragraph">
      <style:text-properties fo:language="en" fo:country="US"/>
    </style:style>
    <style:style style:name="P12" style:parent-style-name="stytext" style:family="paragraph">
      <style:text-properties fo:language="en" fo:country="US"/>
    </style:style>
    <style:style style:name="P13" style:parent-style-name="stytext" style:family="paragraph">
      <style:text-properties fo:language="en" fo:country="US"/>
    </style:style>
    <style:style style:name="P14" style:parent-style-name="stytext" style:family="paragraph">
      <style:text-properties fo:language="en" fo:country="US"/>
    </style:style>
    <style:style style:name="P15" style:parent-style-name="stytext" style:family="paragraph">
      <style:text-properties fo:language="en" fo:country="US"/>
    </style:style>
    <style:style style:name="P16" style:parent-style-name="stytext" style:family="paragraph">
      <style:text-properties fo:language="en" fo:country="US"/>
    </style:style>
    <style:style style:name="P17" style:parent-style-name="stytext" style:family="paragraph">
      <style:text-properties fo:language="en" fo:country="US"/>
    </style:style>
    <style:style style:name="P18" style:parent-style-name="stytext" style:family="paragraph">
      <style:text-properties fo:language="en" fo:country="US"/>
    </style:style>
    <style:style style:name="P19" style:parent-style-name="stytext" style:family="paragraph">
      <style:text-properties fo:language="en" fo:country="US"/>
    </style:style>
    <style:style style:name="P20" style:parent-style-name="stytext" style:family="paragraph">
      <style:text-properties fo:language="en" fo:country="US"/>
    </style:style>
    <style:style style:name="P21" style:parent-style-name="stytext" style:family="paragraph">
      <style:text-properties fo:language="en" fo:country="US"/>
    </style:style>
    <style:style style:name="P22" style:parent-style-name="stytext" style:family="paragraph">
      <style:text-properties fo:language="en" fo:country="US"/>
    </style:style>
    <style:style style:name="P23" style:parent-style-name="stytext" style:family="paragraph">
      <style:text-properties fo:language="en" fo:country="US"/>
    </style:style>
    <style:style style:name="P24" style:parent-style-name="stytext" style:family="paragraph">
      <style:text-properties fo:language="en" fo:country="US"/>
    </style:style>
    <style:style style:name="P25" style:parent-style-name="stytext" style:family="paragraph">
      <style:text-properties fo:language="en" fo:country="US"/>
    </style:style>
    <style:style style:name="P26" style:parent-style-name="stytext" style:family="paragraph">
      <style:text-properties fo:language="en" fo:country="US"/>
    </style:style>
    <style:style style:name="P27" style:parent-style-name="stytext" style:family="paragraph">
      <style:text-properties fo:language="en" fo:country="US"/>
    </style:style>
    <style:style style:name="P28" style:parent-style-name="stytext" style:family="paragraph">
      <style:text-properties fo:language="en" fo:country="US"/>
    </style:style>
    <style:style style:name="P29" style:parent-style-name="Title" style:family="paragraph">
      <style:paragraph-properties fo:margin-bottom="0.1666in"/>
      <style:text-properties fo:font-size="14pt" style:font-size-asian="14pt" style:font-size-complex="14pt"/>
    </style:style>
    <style:style style:name="TableColumn31" style:family="table-column">
      <style:table-column-properties style:column-width="0.7812in" style:use-optimal-column-width="false"/>
    </style:style>
    <style:style style:name="TableColumn32" style:family="table-column">
      <style:table-column-properties style:column-width="1.1416in" style:use-optimal-column-width="false"/>
    </style:style>
    <style:style style:name="TableColumn33" style:family="table-column">
      <style:table-column-properties style:column-width="1.0347in" style:use-optimal-column-width="false"/>
    </style:style>
    <style:style style:name="TableColumn34" style:family="table-column">
      <style:table-column-properties style:column-width="0.7805in" style:use-optimal-column-width="false"/>
    </style:style>
    <style:style style:name="TableColumn35" style:family="table-column">
      <style:table-column-properties style:column-width="1.2826in" style:use-optimal-column-width="false"/>
    </style:style>
    <style:style style:name="TableColumn36" style:family="table-column">
      <style:table-column-properties style:column-width="0.8826in" style:use-optimal-column-width="false"/>
    </style:style>
    <style:style style:name="TableColumn37" style:family="table-column">
      <style:table-column-properties style:column-width="0.784in" style:use-optimal-column-width="false"/>
    </style:style>
    <style:style style:name="Table30" style:family="table">
      <style:table-properties style:width="6.6875in" fo:margin-left="0in" table:align="cente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0" style:parent-style-name="stytable-head" style:family="paragraph">
      <style:text-properties fo:language="en" fo:country="US"/>
    </style:style>
    <style:style style:name="TableCell41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2" style:parent-style-name="stytable-head" style:family="paragraph">
      <style:text-properties fo:language="en" fo:country="US"/>
    </style:style>
    <style:style style:name="TableCell43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4" style:parent-style-name="stytable-head" style:family="paragraph">
      <style:text-properties fo:language="en" fo:country="US"/>
    </style:style>
    <style:style style:name="TableCell45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6" style:parent-style-name="stytable-head" style:family="paragraph">
      <style:text-properties fo:language="en" fo:country="US"/>
    </style:style>
    <style:style style:name="TableCell47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8" style:parent-style-name="stytable-head" style:family="paragraph">
      <style:text-properties fo:language="en" fo:country="U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padding-top="0.0194in" fo:padding-left="0.0395in" fo:padding-bottom="0.0194in" fo:padding-right="0.0395in"/>
    </style:style>
    <style:style style:name="P51" style:parent-style-name="stytable-0" style:family="paragraph">
      <style:text-properties fo:language="en" fo:country="US"/>
    </style:style>
    <style:style style:name="TableCell52" style:family="table-cell">
      <style:table-cell-properties fo:border="0.0069in solid #000000" fo:padding-top="0.0194in" fo:padding-left="0.0395in" fo:padding-bottom="0.0194in" fo:padding-right="0.0395in"/>
    </style:style>
    <style:style style:name="P53" style:parent-style-name="stytable-0" style:family="paragraph">
      <style:text-properties fo:language="en" fo:country="US"/>
    </style:style>
    <style:style style:name="TableCell54" style:family="table-cell">
      <style:table-cell-properties fo:border="0.0069in solid #000000" fo:padding-top="0.0194in" fo:padding-left="0.0395in" fo:padding-bottom="0.0194in" fo:padding-right="0.0395in"/>
    </style:style>
    <style:style style:name="P55" style:parent-style-name="stytable-0" style:family="paragraph">
      <style:text-properties fo:language="en" fo:country="US"/>
    </style:style>
    <style:style style:name="TableCell56" style:family="table-cell">
      <style:table-cell-properties fo:border="0.0069in solid #000000" fo:padding-top="0.0194in" fo:padding-left="0.0395in" fo:padding-bottom="0.0194in" fo:padding-right="0.0395in"/>
    </style:style>
    <style:style style:name="P57" style:parent-style-name="stytable-0" style:family="paragraph">
      <style:text-properties fo:language="en" fo:country="US"/>
    </style:style>
    <style:style style:name="TableCell58" style:family="table-cell">
      <style:table-cell-properties fo:border="0.0069in solid #000000" fo:padding-top="0.0194in" fo:padding-left="0.0395in" fo:padding-bottom="0.0194in" fo:padding-right="0.0395in"/>
    </style:style>
    <style:style style:name="P59" style:parent-style-name="stytable-0" style:family="paragraph">
      <style:text-properties fo:language="en" fo:country="US"/>
    </style:style>
    <style:style style:name="TableCell60" style:family="table-cell">
      <style:table-cell-properties fo:border="0.0069in solid #000000" fo:padding-top="0.0194in" fo:padding-left="0.0395in" fo:padding-bottom="0.0194in" fo:padding-right="0.0395in"/>
    </style:style>
    <style:style style:name="P61" style:parent-style-name="stytable-0" style:family="paragraph">
      <style:text-properties fo:language="en" fo:country="US"/>
    </style:style>
    <style:style style:name="TableCell62" style:family="table-cell">
      <style:table-cell-properties fo:border="0.0069in solid #000000" fo:padding-top="0.0194in" fo:padding-left="0.0395in" fo:padding-bottom="0.0194in" fo:padding-right="0.0395in"/>
    </style:style>
    <style:style style:name="P63" style:parent-style-name="stytable-0" style:family="paragraph">
      <style:text-properties fo:language="en" fo:country="US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padding-top="0.0194in" fo:padding-left="0.0395in" fo:padding-bottom="0.0194in" fo:padding-right="0.0395in"/>
    </style:style>
    <style:style style:name="P66" style:parent-style-name="stytable-0" style:family="paragraph">
      <style:text-properties fo:language="en" fo:country="US"/>
    </style:style>
    <style:style style:name="TableCell67" style:family="table-cell">
      <style:table-cell-properties fo:border="0.0069in solid #000000" fo:padding-top="0.0194in" fo:padding-left="0.0395in" fo:padding-bottom="0.0194in" fo:padding-right="0.0395in"/>
    </style:style>
    <style:style style:name="P68" style:parent-style-name="stytable-0" style:family="paragraph">
      <style:text-properties fo:language="en" fo:country="US"/>
    </style:style>
    <style:style style:name="TableCell69" style:family="table-cell">
      <style:table-cell-properties fo:border="0.0069in solid #000000" fo:padding-top="0.0194in" fo:padding-left="0.0395in" fo:padding-bottom="0.0194in" fo:padding-right="0.0395in"/>
    </style:style>
    <style:style style:name="P70" style:parent-style-name="stytable-0" style:family="paragraph">
      <style:text-properties fo:language="en" fo:country="US"/>
    </style:style>
    <style:style style:name="TableCell71" style:family="table-cell">
      <style:table-cell-properties fo:border="0.0069in solid #000000" fo:padding-top="0.0194in" fo:padding-left="0.0395in" fo:padding-bottom="0.0194in" fo:padding-right="0.0395in"/>
    </style:style>
    <style:style style:name="P72" style:parent-style-name="stytable-0" style:family="paragraph">
      <style:text-properties fo:language="en" fo:country="US"/>
    </style:style>
    <style:style style:name="TableCell73" style:family="table-cell">
      <style:table-cell-properties fo:border="0.0069in solid #000000" fo:padding-top="0.0194in" fo:padding-left="0.0395in" fo:padding-bottom="0.0194in" fo:padding-right="0.0395in"/>
    </style:style>
    <style:style style:name="P74" style:parent-style-name="stytable-0" style:family="paragraph">
      <style:text-properties fo:language="en" fo:country="US"/>
    </style:style>
    <style:style style:name="TableCell75" style:family="table-cell">
      <style:table-cell-properties fo:border="0.0069in solid #000000" fo:padding-top="0.0194in" fo:padding-left="0.0395in" fo:padding-bottom="0.0194in" fo:padding-right="0.0395in"/>
    </style:style>
    <style:style style:name="P76" style:parent-style-name="stytable-0" style:family="paragraph">
      <style:text-properties fo:language="en" fo:country="US"/>
    </style:style>
    <style:style style:name="TableCell77" style:family="table-cell">
      <style:table-cell-properties fo:border="0.0069in solid #000000" fo:padding-top="0.0194in" fo:padding-left="0.0395in" fo:padding-bottom="0.0194in" fo:padding-right="0.0395in"/>
    </style:style>
    <style:style style:name="P78" style:parent-style-name="stytable-0" style:family="paragraph">
      <style:text-properties fo:language="en" fo:country="U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fo:padding-top="0.0194in" fo:padding-left="0.0395in" fo:padding-bottom="0.0194in" fo:padding-right="0.0395in"/>
    </style:style>
    <style:style style:name="P81" style:parent-style-name="stytable-0" style:family="paragraph">
      <style:text-properties fo:language="en" fo:country="US"/>
    </style:style>
    <style:style style:name="TableCell82" style:family="table-cell">
      <style:table-cell-properties fo:border="0.0069in solid #000000" fo:padding-top="0.0194in" fo:padding-left="0.0395in" fo:padding-bottom="0.0194in" fo:padding-right="0.0395in"/>
    </style:style>
    <style:style style:name="P83" style:parent-style-name="stytable-0" style:family="paragraph">
      <style:text-properties fo:language="en" fo:country="US"/>
    </style:style>
    <style:style style:name="TableCell84" style:family="table-cell">
      <style:table-cell-properties fo:border="0.0069in solid #000000" fo:padding-top="0.0194in" fo:padding-left="0.0395in" fo:padding-bottom="0.0194in" fo:padding-right="0.0395in"/>
    </style:style>
    <style:style style:name="P85" style:parent-style-name="stytable-0" style:family="paragraph">
      <style:text-properties fo:language="en" fo:country="US"/>
    </style:style>
    <style:style style:name="TableCell86" style:family="table-cell">
      <style:table-cell-properties fo:border="0.0069in solid #000000" fo:padding-top="0.0194in" fo:padding-left="0.0395in" fo:padding-bottom="0.0194in" fo:padding-right="0.0395in"/>
    </style:style>
    <style:style style:name="P87" style:parent-style-name="stytable-0" style:family="paragraph">
      <style:text-properties fo:language="en" fo:country="US"/>
    </style:style>
    <style:style style:name="TableCell88" style:family="table-cell">
      <style:table-cell-properties fo:border="0.0069in solid #000000" fo:padding-top="0.0194in" fo:padding-left="0.0395in" fo:padding-bottom="0.0194in" fo:padding-right="0.0395in"/>
    </style:style>
    <style:style style:name="P89" style:parent-style-name="stytable-0" style:family="paragraph">
      <style:text-properties fo:language="en" fo:country="US"/>
    </style:style>
    <style:style style:name="TableCell90" style:family="table-cell">
      <style:table-cell-properties fo:border="0.0069in solid #000000" fo:padding-top="0.0194in" fo:padding-left="0.0395in" fo:padding-bottom="0.0194in" fo:padding-right="0.0395in"/>
    </style:style>
    <style:style style:name="P91" style:parent-style-name="stytable-0" style:family="paragraph">
      <style:text-properties fo:language="en" fo:country="US"/>
    </style:style>
    <style:style style:name="TableCell92" style:family="table-cell">
      <style:table-cell-properties fo:border="0.0069in solid #000000" fo:padding-top="0.0194in" fo:padding-left="0.0395in" fo:padding-bottom="0.0194in" fo:padding-right="0.0395in"/>
    </style:style>
    <style:style style:name="P93" style:parent-style-name="stytable-0" style:family="paragraph">
      <style:text-properties fo:language="en" fo:country="US"/>
    </style:style>
    <style:style style:name="P94" style:parent-style-name="stytext" style:family="paragraph">
      <style:text-properties fo:language="en" fo:country="US"/>
    </style:style>
    <style:style style:name="P95" style:parent-style-name="stytext" style:family="paragraph">
      <style:text-properties fo:language="en" fo:country="US"/>
    </style:style>
    <style:style style:name="P96" style:parent-style-name="testo" style:family="paragraph">
      <style:paragraph-properties fo:break-before="page"/>
      <style:text-properties fo:language="en" fo:country="US"/>
    </style:style>
    <style:style style:name="P97" style:parent-style-name="stytext" style:family="paragraph">
      <style:text-properties fo:language="en" fo:country="US"/>
    </style:style>
    <style:style style:name="TableColumn99" style:family="table-column">
      <style:table-column-properties style:column-width="0.5993in" style:use-optimal-column-width="false"/>
    </style:style>
    <style:style style:name="TableColumn100" style:family="table-column">
      <style:table-column-properties style:column-width="0.8166in" style:use-optimal-column-width="false"/>
    </style:style>
    <style:style style:name="TableColumn101" style:family="table-column">
      <style:table-column-properties style:column-width="1.4666in" style:use-optimal-column-width="false"/>
    </style:style>
    <style:style style:name="TableColumn102" style:family="table-column">
      <style:table-column-properties style:column-width="3.6875in" style:use-optimal-column-width="false"/>
    </style:style>
    <style:style style:name="Table98" style:family="table">
      <style:table-properties style:width="6.5701in" fo:margin-left="0in" table:align="center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5" style:parent-style-name="stytable-title" style:family="paragraph">
      <style:text-properties fo:language="en" fo:country="US"/>
    </style:style>
    <style:style style:name="TableCell106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7" style:parent-style-name="stytable-title" style:family="paragraph">
      <style:text-properties fo:language="en" fo:country="US"/>
    </style:style>
    <style:style style:name="TableCell108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9" style:parent-style-name="stytable-title" style:family="paragraph">
      <style:text-properties fo:language="en" fo:country="US"/>
    </style:style>
    <style:style style:name="TableCell110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11" style:parent-style-name="stytable-title" style:family="paragraph">
      <style:text-properties fo:language="en" fo:country="US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fo:padding-top="0.0194in" fo:padding-left="0.0395in" fo:padding-bottom="0.0194in" fo:padding-right="0.0395in"/>
    </style:style>
    <style:style style:name="TableCell114" style:family="table-cell">
      <style:table-cell-properties fo:border="0.0069in solid #000000" fo:padding-top="0.0194in" fo:padding-left="0.0395in" fo:padding-bottom="0.0194in" fo:padding-right="0.0395in"/>
    </style:style>
    <style:style style:name="TableCell115" style:family="table-cell">
      <style:table-cell-properties fo:border="0.0069in solid #000000" fo:padding-top="0.0194in" fo:padding-left="0.0395in" fo:padding-bottom="0.0194in" fo:padding-right="0.0395in"/>
    </style:style>
    <style:style style:name="TableCell116" style:family="table-cell">
      <style:table-cell-properties fo:border="0.0069in solid #000000" fo:padding-top="0.0194in" fo:padding-left="0.0395in" fo:padding-bottom="0.0194in" fo:padding-right="0.039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padding-top="0.0194in" fo:padding-left="0.0395in" fo:padding-bottom="0.0194in" fo:padding-right="0.0395in"/>
    </style:style>
    <style:style style:name="TableCell119" style:family="table-cell">
      <style:table-cell-properties fo:border="0.0069in solid #000000" fo:padding-top="0.0194in" fo:padding-left="0.0395in" fo:padding-bottom="0.0194in" fo:padding-right="0.0395in"/>
    </style:style>
    <style:style style:name="TableCell120" style:family="table-cell">
      <style:table-cell-properties fo:border="0.0069in solid #000000" fo:padding-top="0.0194in" fo:padding-left="0.0395in" fo:padding-bottom="0.0194in" fo:padding-right="0.0395in"/>
    </style:style>
    <style:style style:name="TableCell121" style:family="table-cell">
      <style:table-cell-properties fo:border="0.0069in solid #000000" fo:padding-top="0.0194in" fo:padding-left="0.0395in" fo:padding-bottom="0.0194in" fo:padding-right="0.0395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fo:padding-top="0.0194in" fo:padding-left="0.0395in" fo:padding-bottom="0.0194in" fo:padding-right="0.0395in"/>
    </style:style>
    <style:style style:name="TableCell124" style:family="table-cell">
      <style:table-cell-properties fo:border="0.0069in solid #000000" fo:padding-top="0.0194in" fo:padding-left="0.0395in" fo:padding-bottom="0.0194in" fo:padding-right="0.0395in"/>
    </style:style>
    <style:style style:name="TableCell125" style:family="table-cell">
      <style:table-cell-properties fo:border="0.0069in solid #000000" fo:padding-top="0.0194in" fo:padding-left="0.0395in" fo:padding-bottom="0.0194in" fo:padding-right="0.0395in"/>
    </style:style>
    <style:style style:name="TableCell126" style:family="table-cell">
      <style:table-cell-properties fo:border="0.0069in solid #000000" fo:padding-top="0.0194in" fo:padding-left="0.0395in" fo:padding-bottom="0.0194in" fo:padding-right="0.0395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fo:padding-top="0.0194in" fo:padding-left="0.0395in" fo:padding-bottom="0.0194in" fo:padding-right="0.0395in"/>
    </style:style>
    <style:style style:name="P129" style:parent-style-name="stytable-0" style:family="paragraph">
      <style:text-properties fo:language="en" fo:country="US"/>
    </style:style>
    <style:style style:name="TableCell130" style:family="table-cell">
      <style:table-cell-properties fo:border="0.0069in solid #000000" fo:padding-top="0.0194in" fo:padding-left="0.0395in" fo:padding-bottom="0.0194in" fo:padding-right="0.0395in"/>
    </style:style>
    <style:style style:name="P131" style:parent-style-name="stytable-0" style:family="paragraph">
      <style:text-properties fo:language="en" fo:country="US"/>
    </style:style>
    <style:style style:name="TableCell132" style:family="table-cell">
      <style:table-cell-properties fo:border="0.0069in solid #000000" fo:padding-top="0.0194in" fo:padding-left="0.0395in" fo:padding-bottom="0.0194in" fo:padding-right="0.0395in"/>
    </style:style>
    <style:style style:name="P133" style:parent-style-name="stytable-0" style:family="paragraph">
      <style:text-properties fo:language="en" fo:country="US"/>
    </style:style>
    <style:style style:name="TableCell134" style:family="table-cell">
      <style:table-cell-properties fo:border="0.0069in solid #000000" fo:padding-top="0.0194in" fo:padding-left="0.0395in" fo:padding-bottom="0.0194in" fo:padding-right="0.0395in"/>
    </style:style>
    <style:style style:name="P135" style:parent-style-name="stytable-0" style:family="paragraph">
      <style:text-properties fo:language="en" fo:country="US"/>
    </style:style>
    <style:style style:name="P136" style:parent-style-name="stytext" style:family="paragraph">
      <style:text-properties fo:language="en" fo:country="US"/>
    </style:style>
    <style:style style:name="P137" style:parent-style-name="stytext" style:family="paragraph">
      <style:text-properties fo:language="en" fo:country="US"/>
    </style:style>
    <style:style style:name="P138" style:parent-style-name="Title" style:family="paragraph">
      <style:text-properties fo:font-size="14pt" style:font-size-asian="14pt" style:font-size-complex="14pt"/>
    </style:style>
    <style:style style:name="P139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40" style:parent-style-name="DefaultParagraphFont" style:family="text">
      <style:text-properties style:font-name="Calibri" fo:font-weight="normal" style:font-weight-asian="normal" fo:language="it" fo:country="IT"/>
    </style:style>
    <style:style style:name="P141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42" style:parent-style-name="DefaultParagraphFont" style:family="text">
      <style:text-properties style:font-name="Calibri" fo:font-weight="normal" style:font-weight-asian="normal" fo:language="it" fo:country="IT"/>
    </style:style>
    <style:style style:name="P143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44" style:parent-style-name="DefaultParagraphFont" style:family="text">
      <style:text-properties style:font-name="Calibri" fo:font-weight="normal" style:font-weight-asian="normal" fo:language="it" fo:country="IT"/>
    </style:style>
    <style:style style:name="P145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423in"/>
        </style:tab-stops>
      </style:paragraph-properties>
    </style:style>
    <style:style style:name="T146" style:parent-style-name="DefaultParagraphFont" style:family="text">
      <style:text-properties style:font-name="Calibri" fo:font-size="11pt" style:font-size-asian="11pt" fo:language="it" fo:country="IT"/>
    </style:style>
    <style:style style:name="P147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423in"/>
        </style:tab-stops>
      </style:paragraph-properties>
    </style:style>
    <style:style style:name="T148" style:parent-style-name="DefaultParagraphFont" style:family="text">
      <style:text-properties style:font-name="Calibri" fo:font-size="11pt" style:font-size-asian="11pt" fo:language="it" fo:country="IT"/>
    </style:style>
    <style:style style:name="P149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150" style:parent-style-name="DefaultParagraphFont" style:family="text">
      <style:text-properties style:font-name="Calibri" fo:font-size="11pt" style:font-size-asian="11pt" fo:language="it" fo:country="IT"/>
    </style:style>
    <style:style style:name="P151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152" style:parent-style-name="DefaultParagraphFont" style:family="text">
      <style:text-properties style:font-name="Calibri" fo:font-size="11pt" style:font-size-asian="11pt" fo:language="it" fo:country="IT"/>
    </style:style>
    <style:style style:name="P153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154" style:parent-style-name="DefaultParagraphFont" style:family="text">
      <style:text-properties style:font-name="Calibri" fo:font-size="11pt" style:font-size-asian="11pt" fo:language="it" fo:country="IT"/>
    </style:style>
    <style:style style:name="P155" style:parent-style-name="TOC3" style:family="paragraph">
      <style:paragraph-properties>
        <style:tab-stops>
          <style:tab-stop style:type="right" style:leader-style="dotted" style:leader-text=".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</style:style>
    <style:style style:name="T156" style:parent-style-name="DefaultParagraphFont" style:family="text">
      <style:text-properties style:font-name="Calibri" fo:font-size="11pt" style:font-size-asian="11pt" fo:language="it" fo:country="IT"/>
    </style:style>
    <style:style style:name="P157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58" style:parent-style-name="DefaultParagraphFont" style:family="text">
      <style:text-properties style:font-name="Calibri" fo:font-weight="normal" style:font-weight-asian="normal" fo:language="it" fo:country="IT"/>
    </style:style>
    <style:style style:name="P159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T160" style:parent-style-name="DefaultParagraphFont" style:family="text">
      <style:text-properties style:font-name="Calibri" fo:font-weight="normal" style:font-weight-asian="normal" fo:language="it" fo:country="IT"/>
    </style:style>
    <style:style style:name="P161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162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163" style:parent-style-name="Heading1" style:master-page-name="MP1" style:list-style-name="WW_OutlineListStyle_5" style:family="paragraph">
      <style:paragraph-properties fo:break-before="page" style:page-number="1"/>
    </style:style>
    <style:style style:name="P167" style:parent-style-name="stytext" style:family="paragraph">
      <style:text-properties fo:language="en" fo:country="US"/>
    </style:style>
    <style:style style:name="P168" style:parent-style-name="stytext" style:family="paragraph">
      <style:text-properties fo:language="en" fo:country="US"/>
    </style:style>
    <style:style style:name="T169" style:parent-style-name="DefaultParagraphFont" style:family="text">
      <style:text-properties fo:language="en" fo:country="US"/>
    </style:style>
    <style:style style:name="P170" style:parent-style-name="sty1Heading" style:list-style-name="LFO9" style:family="paragraph"/>
    <style:style style:name="P171" style:parent-style-name="stytext" style:family="paragraph">
      <style:text-properties fo:language="en" fo:country="US"/>
    </style:style>
    <style:style style:name="P172" style:parent-style-name="stytext" style:family="paragraph">
      <style:text-properties fo:language="en" fo:country="US"/>
    </style:style>
    <style:style style:name="T173" style:parent-style-name="DefaultParagraphFont" style:family="text">
      <style:text-properties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P176" style:parent-style-name="stytext" style:family="paragraph">
      <style:text-properties fo:language="en" fo:country="US"/>
    </style:style>
    <style:style style:name="P177" style:parent-style-name="sty1Heading" style:list-style-name="LFO9" style:family="paragraph"/>
    <style:style style:name="P178" style:parent-style-name="stytext" style:family="paragraph">
      <style:text-properties fo:language="en" fo:country="US"/>
    </style:style>
    <style:style style:name="P179" style:parent-style-name="stytext" style:family="paragraph">
      <style:text-properties fo:language="en" fo:country="US"/>
    </style:style>
    <style:style style:name="T180" style:parent-style-name="Hyperlink" style:family="text">
      <style:text-properties fo:language="en" fo:country="US"/>
    </style:style>
    <style:style style:name="T181" style:parent-style-name="Hyperlink" style:family="text">
      <style:text-properties fo:language="en" fo:country="US"/>
    </style:style>
    <style:style style:name="P182" style:parent-style-name="stytext" style:family="paragraph">
      <style:text-properties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language="en" fo:country="US"/>
    </style:style>
    <style:style style:name="P186" style:parent-style-name="stytext" style:family="paragraph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font-style="italic" style:font-style-asian="italic" fo:language="en" fo:country="US"/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language="en" fo:country="US"/>
    </style:style>
    <style:style style:name="T191" style:parent-style-name="DefaultParagraphFont" style:family="text">
      <style:text-properties fo:language="en" fo:country="US"/>
    </style:style>
    <style:style style:name="T192" style:parent-style-name="DefaultParagraphFont" style:family="text">
      <style:text-properties fo:font-style="italic" style:font-style-asian="italic"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P195" style:parent-style-name="stytext" style:family="paragraph">
      <style:text-properties fo:language="en" fo:country="US"/>
    </style:style>
    <style:style style:name="T196" style:parent-style-name="DefaultParagraphFont" style:family="text">
      <style:text-properties fo:language="en" fo:country="US"/>
    </style:style>
    <style:style style:name="T197" style:parent-style-name="DefaultParagraphFont" style:family="text">
      <style:text-properties fo:language="en" fo:country="US"/>
    </style:style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language="en" fo:country="US"/>
    </style:style>
    <style:style style:name="P202" style:parent-style-name="stytext" style:family="paragraph">
      <style:text-properties fo:language="en" fo:country="US"/>
    </style:style>
    <style:style style:name="P203" style:parent-style-name="stytext" style:family="paragraph">
      <style:text-properties fo:language="en" fo:country="US"/>
    </style:style>
    <style:style style:name="P204" style:parent-style-name="stytext" style:family="paragraph">
      <style:text-properties fo:language="en" fo:country="US"/>
    </style:style>
    <style:style style:name="P205" style:parent-style-name="stytext" style:family="paragraph">
      <style:text-properties fo:language="en" fo:country="US"/>
    </style:style>
    <style:style style:name="P206" style:parent-style-name="stytext" style:family="paragraph">
      <style:text-properties fo:language="en" fo:country="US"/>
    </style:style>
    <style:style style:name="P207" style:parent-style-name="stytext" style:family="paragraph">
      <style:text-properties fo:language="en" fo:country="US"/>
    </style:style>
    <style:style style:name="P208" style:parent-style-name="stytext" style:family="paragraph">
      <style:text-properties fo:language="en" fo:country="US"/>
    </style:style>
    <style:style style:name="P209" style:parent-style-name="stytext" style:family="paragraph">
      <style:text-properties fo:language="en" fo:country="US"/>
    </style:style>
    <style:style style:name="T210" style:parent-style-name="DefaultParagraphFont" style:family="text">
      <style:text-properties fo:language="en" fo:country="US"/>
    </style:style>
    <style:style style:name="T211" style:parent-style-name="DefaultParagraphFont" style:family="text">
      <style:text-properties fo:font-style="italic" style:font-style-asian="italic" fo:language="en" fo:country="US"/>
    </style:style>
    <style:style style:name="T212" style:parent-style-name="DefaultParagraphFont" style:family="text">
      <style:text-properties fo:language="en" fo:country="US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T215" style:parent-style-name="DefaultParagraphFont" style:family="text">
      <style:text-properties fo:language="en" fo:country="US"/>
    </style:style>
    <style:style style:name="T216" style:parent-style-name="DefaultParagraphFont" style:family="text">
      <style:text-properties fo:language="en" fo:country="US"/>
    </style:style>
    <style:style style:name="P217" style:parent-style-name="stytext" style:family="paragraph">
      <style:text-properties fo:language="en" fo:country="US"/>
    </style:style>
    <style:style style:name="T218" style:parent-style-name="DefaultParagraphFont" style:family="text">
      <style:text-properties fo:language="en" fo:country="US"/>
    </style:style>
    <style:style style:name="T219" style:parent-style-name="DefaultParagraphFont" style:family="text">
      <style:text-properties fo:font-style="italic" style:font-style-asian="italic" fo:language="en" fo:country="US"/>
    </style:style>
    <style:style style:name="T220" style:parent-style-name="DefaultParagraphFont" style:family="text">
      <style:text-properties fo:language="en" fo:country="US"/>
    </style:style>
    <style:style style:name="P221" style:parent-style-name="stytext" style:family="paragraph">
      <style:text-properties fo:language="en" fo:country="US"/>
    </style:style>
    <style:style style:name="P222" style:parent-style-name="stytext" style:family="paragraph">
      <style:text-properties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language="en" fo:country="US"/>
    </style:style>
    <style:style style:name="T225" style:parent-style-name="DefaultParagraphFont" style:family="text">
      <style:text-properties fo:language="en" fo:country="US"/>
    </style:style>
    <style:style style:name="P226" style:parent-style-name="stytext" style:list-style-name="LFO10" style:family="paragraph"/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DefaultParagraphFont" style:family="text">
      <style:text-properties fo:language="en" fo:country="US"/>
    </style:style>
    <style:style style:name="T230" style:parent-style-name="DefaultParagraphFont" style:family="text">
      <style:text-properties fo:language="en" fo:country="US"/>
    </style:style>
    <style:style style:name="P231" style:parent-style-name="stytext" style:family="paragraph">
      <style:paragraph-properties fo:margin-left="0.5in">
        <style:tab-stops/>
      </style:paragraph-properties>
    </style:style>
    <style:style style:name="P232" style:parent-style-name="stytext" style:list-style-name="LFO10" style:family="paragraph"/>
    <style:style style:name="T233" style:parent-style-name="DefaultParagraphFont" style:family="text">
      <style:text-properties fo:language="en" fo:country="US"/>
    </style:style>
    <style:style style:name="P234" style:parent-style-name="stytext" style:family="paragraph">
      <style:paragraph-properties fo:margin-left="0.5in">
        <style:tab-stops/>
      </style:paragraph-properties>
    </style:style>
    <style:style style:name="P235" style:parent-style-name="stytext" style:family="paragraph">
      <style:paragraph-properties fo:margin-left="0.5in">
        <style:tab-stops/>
      </style:paragraph-properties>
    </style:style>
    <style:style style:name="P236" style:parent-style-name="stytext" style:list-style-name="LFO10" style:family="paragraph">
      <style:paragraph-properties fo:text-align="start"/>
    </style:style>
    <style:style style:name="T237" style:parent-style-name="styrefChar" style:family="text">
      <style:text-properties fo:font-style="italic" style:font-style-asian="italic" fo:language="en" fo:country="US"/>
    </style:style>
    <style:style style:name="T238" style:parent-style-name="styrefChar" style:family="text">
      <style:text-properties fo:language="en" fo:country="US"/>
    </style:style>
    <style:style style:name="T239" style:parent-style-name="Hyperlink" style:family="text">
      <style:text-properties fo:font-size="11pt" style:font-size-asian="11pt" fo:language="en" fo:country="US"/>
    </style:style>
    <style:style style:name="P240" style:parent-style-name="stytext" style:family="paragraph">
      <style:paragraph-properties fo:text-align="start" fo:margin-left="0.5in">
        <style:tab-stops/>
      </style:paragraph-properties>
    </style:style>
    <style:style style:name="P241" style:parent-style-name="stytext" style:list-style-name="LFO10" style:family="paragraph">
      <style:paragraph-properties fo:text-align="start"/>
    </style:style>
    <style:style style:name="P242" style:parent-style-name="stytext" style:family="paragraph">
      <style:paragraph-properties fo:text-align="start" fo:margin-left="0.5in">
        <style:tab-stops/>
      </style:paragraph-properties>
    </style:style>
  </office:automatic-styles>
  <office:body>
    <office:text text:use-soft-page-breaks="true">
      <text:p text:style-name="P1">MAIS application</text:p>
      <text:p text:style-name="P5">(HowTO)</text:p>
      <text:p text:style-name="P6">It is here described MAIS application briefly, how to compile and burn it in flash.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Approval History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Version</text:p>
          </table:table-cell>
          <table:table-cell table:style-name="TableCell41" table:number-columns-spanned="2">
            <text:p text:style-name="P42">Author</text:p>
          </table:table-cell>
          <table:covered-table-cell/>
          <table:table-cell table:style-name="TableCell43">
            <text:p text:style-name="P44">Date</text:p>
          </table:table-cell>
          <table:table-cell table:style-name="TableCell45" table:number-columns-spanned="2">
            <text:p text:style-name="P46">Approved</text:p>
          </table:table-cell>
          <table:covered-table-cell/>
          <table:table-cell table:style-name="TableCell47">
            <text:p text:style-name="P48">Date</text:p>
          </table:table-cell>
        </table:table-row>
        <table:table-row table:style-name="TableRow49">
          <table:table-cell table:style-name="TableCell50">
            <text:p text:style-name="P51">0.1</text:p>
          </table:table-cell>
          <table:table-cell table:style-name="TableCell52">
            <text:p text:style-name="P53">V.Gaggero</text:p>
          </table:table-cell>
          <table:table-cell table:style-name="TableCell54">
            <text:p text:style-name="P55">RBCS</text:p>
          </table:table-cell>
          <table:table-cell table:style-name="TableCell56">
            <text:p text:style-name="P57">30 Jun 11</text:p>
          </table:table-cell>
          <table:table-cell table:style-name="TableCell58">
            <text:p text:style-name="P59"/>
          </table:table-cell>
          <table:table-cell table:style-name="TableCell60">
            <text:p text:style-name="P61">RBCS</text:p>
          </table:table-cell>
          <table:table-cell table:style-name="TableCell62">
            <text:p text:style-name="P63">TBD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/>
      <text:p text:style-name="styt2tle">Revision History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Version</text:p>
          </table:table-cell>
          <table:table-cell table:style-name="TableCell106">
            <text:p text:style-name="P107">Date</text:p>
          </table:table-cell>
          <table:table-cell table:style-name="TableCell108">
            <text:p text:style-name="P109">Author</text:p>
          </table:table-cell>
          <table:table-cell table:style-name="TableCell110">
            <text:p text:style-name="P111">Comments</text:p>
          </table:table-cell>
        </table:table-row>
        <table:table-row table:style-name="TableRow112">
          <table:table-cell table:style-name="TableCell113">
            <text:p text:style-name="stytable-0">0.1</text:p>
          </table:table-cell>
          <table:table-cell table:style-name="TableCell114">
            <text:p text:style-name="stytable-0">30 Jun 11</text:p>
          </table:table-cell>
          <table:table-cell table:style-name="TableCell115">
            <text:p text:style-name="stytable-0">V.Gaggero</text:p>
          </table:table-cell>
          <table:table-cell table:style-name="TableCell116">
            <text:p text:style-name="stytable-0">First version of the document.</text:p>
          </table:table-cell>
        </table:table-row>
        <table:table-row table:style-name="TableRow117">
          <table:table-cell table:style-name="TableCell118">
            <text:p text:style-name="stytable-0"/>
          </table:table-cell>
          <table:table-cell table:style-name="TableCell119">
            <text:p text:style-name="stytable-0"/>
          </table:table-cell>
          <table:table-cell table:style-name="TableCell120">
            <text:p text:style-name="stytable-0"/>
          </table:table-cell>
          <table:table-cell table:style-name="TableCell121">
            <text:p text:style-name="stytable-0"/>
          </table:table-cell>
        </table:table-row>
        <table:table-row table:style-name="TableRow122">
          <table:table-cell table:style-name="TableCell123">
            <text:p text:style-name="stytable-0"/>
          </table:table-cell>
          <table:table-cell table:style-name="TableCell124">
            <text:p text:style-name="stytable-0"/>
          </table:table-cell>
          <table:table-cell table:style-name="TableCell125">
            <text:p text:style-name="stytable-0"/>
          </table:table-cell>
          <table:table-cell table:style-name="TableCell126">
            <text:p text:style-name="stytable-0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P136"/>
      <text:p text:style-name="P137"/>
      <text:p text:style-name="P138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9"><text:a xlink:href="#_Toc297189710" office:target-frame-name="_top" xlink:show="replace"><text:span text:style-name="Hyperlink">1</text:span><text:span text:style-name="T140"><text:tab/></text:span><text:span text:style-name="Hyperlink">Introduction</text:span><text:tab/>1</text:a></text:p>
          <text:p text:style-name="P141"><text:a xlink:href="#_Toc297189711" office:target-frame-name="_top" xlink:show="replace"><text:span text:style-name="Hyperlink">1</text:span><text:span text:style-name="T142"><text:tab/></text:span><text:span text:style-name="Hyperlink">The application and the board</text:span><text:tab/>2</text:a></text:p>
          <text:p text:style-name="P143"><text:a xlink:href="#_Toc297189712" office:target-frame-name="_top" xlink:show="replace"><text:span text:style-name="Hyperlink">2</text:span><text:span text:style-name="T144"><text:tab/></text:span><text:span text:style-name="Hyperlink">Source code</text:span><text:tab/>3</text:a></text:p>
          <text:p text:style-name="P145"><text:a xlink:href="#_Toc297189713" office:target-frame-name="_top" xlink:show="replace"><text:span text:style-name="Hyperlink">1.1</text:span><text:span text:style-name="T146"><text:tab/></text:span><text:span text:style-name="Hyperlink">Code retrieval</text:span><text:tab/>3</text:a></text:p>
          <text:p text:style-name="P147"><text:a xlink:href="#_Toc297189714" office:target-frame-name="_top" xlink:show="replace"><text:span text:style-name="Hyperlink">1.2</text:span><text:span text:style-name="T148"><text:tab/></text:span><text:span text:style-name="Hyperlink">Code compilation</text:span><text:tab/>3</text:a></text:p>
          <text:p text:style-name="P149"><text:a xlink:href="#_Toc297189715" office:target-frame-name="_top" xlink:show="replace"><text:span text:style-name="Hyperlink">1.2.1</text:span><text:span text:style-name="T150"><text:tab/></text:span><text:span text:style-name="Hyperlink">Dependences</text:span><text:tab/>3</text:a></text:p>
          <text:p text:style-name="P151"><text:a xlink:href="#_Toc297189716" office:target-frame-name="_top" xlink:show="replace"><text:span text:style-name="Hyperlink">1.2.2</text:span><text:span text:style-name="T152"><text:tab/></text:span><text:span text:style-name="Hyperlink">Order of compilation</text:span><text:tab/>3</text:a></text:p>
          <text:p text:style-name="P153"><text:a xlink:href="#_Toc297189717" office:target-frame-name="_top" xlink:show="replace"><text:span text:style-name="Hyperlink">1.2.3</text:span><text:span text:style-name="T154"><text:tab/></text:span><text:span text:style-name="Hyperlink">Compilation settings</text:span><text:tab/>3</text:a></text:p>
          <text:p text:style-name="P155"><text:a xlink:href="#_Toc297189718" office:target-frame-name="_top" xlink:show="replace"><text:span text:style-name="Hyperlink">1.2.4</text:span><text:span text:style-name="T156"><text:tab/></text:span><text:span text:style-name="Hyperlink">How to compile</text:span><text:tab/>3</text:a></text:p>
          <text:p text:style-name="P157"><text:a xlink:href="#_Toc297189719" office:target-frame-name="_top" xlink:show="replace"><text:span text:style-name="Hyperlink">2</text:span><text:span text:style-name="T158"><text:tab/></text:span><text:span text:style-name="Hyperlink">Binary</text:span><text:tab/>3</text:a></text:p>
          <text:p text:style-name="P159"><text:a xlink:href="#_Toc297189720" office:target-frame-name="_top" xlink:show="replace"><text:span text:style-name="Hyperlink">3</text:span><text:span text:style-name="T160"><text:tab/></text:span><text:span text:style-name="Hyperlink">Reference to other documents</text:span><text:tab/>4</text:a></text:p>
        </text:index-body>
      </text:table-of-content>
      <text:p text:style-name="P161"/>
      <text:p text:style-name="P162"/>
      <text:h text:style-name="P163" text:outline-level="1"><text:bookmark-start text:name="_Toc254688505"/><text:bookmark-start text:name="_Toc289705801"/><text:bookmark-start text:name="_Toc297189710"/><text:soft-page-break/>Introduction<text:bookmark-end text:name="_Toc254688505"/><text:bookmark-end text:name="_Toc289705801"/><text:bookmark-end text:name="_Toc297189710"/></text:h>
      <text:p text:style-name="P167">This document gives you very briefly overview of sensor reader application that runs on MAIS board and provides you links to documents with detailed information.</text:p>
      <text:p text:style-name="P168">Moreover explains how to compile and install MAIS application on board.</text:p>
      <text:p text:style-name="stytext"><text:span text:style-name="T169">The application is equal for each MAIS board mounted on robot.</text:span></text:p>
      <text:p text:style-name="stytext"/>
      <text:list text:style-name="LFO9" text:continue-numbering="true">
        <text:list-item>
          <text:p text:style-name="P170"><text:bookmark-start text:name="_Toc289705802"/><text:bookmark-start text:name="_Toc297189711"/><text:soft-page-break/>The application and the board<text:bookmark-end text:name="_Toc289705802"/><text:bookmark-end text:name="_Toc297189711"/></text:p>
        </text:list-item>
      </text:list>
      <text:p text:style-name="P171">Mais application’s task consists in reading fingers’ sensors<text:s/>and in sending values on CAN bus.</text:p>
      <text:p text:style-name="P172">The board is mounted on robot’s hands.</text:p>
      <text:p text:style-name="stytext"><text:span text:style-name="T173">See<text:s/></text:span><text:span text:style-name="T174"><text:bookmark-ref text:ref-name="_Ref295898679" text:reference-format="text">[3]</text:bookmark-ref></text:span><text:span text:style-name="T175"><text:s/>to get more information about application and board.</text:span></text:p>
      <text:p text:style-name="P176"/>
      <text:list text:style-name="LFO9" text:continue-numbering="true">
        <text:list-item>
          <text:p text:style-name="P177"><text:bookmark-start text:name="_Toc289705803"/><text:bookmark-start text:name="_Toc297189712"/><text:soft-page-break/>Source code<text:bookmark-end text:name="_Toc289705803"/><text:bookmark-end text:name="_Toc297189712"/></text:p>
        </text:list-item>
      </text:list>
      <text:p text:style-name="P178">Source code is written in C language only.</text:p>
      <text:h text:style-name="Heading2" text:outline-level="2"><text:bookmark-start text:name="_Toc289705804"/><text:bookmark-start text:name="_Toc297189713"/>Code retrieval<text:bookmark-end text:name="_Toc289705804"/><text:bookmark-end text:name="_Toc297189713"/></text:h>
      <text:p text:style-name="P179">MAIS application’s source code can be retrieved from following folder in:</text:p>
      <text:p text:style-name="stytext"><text:a xlink:href="https://robotcub.svn.sourceforge.net/svnroot/robotcub/trunk/iCub/firmware/sensorReaderDspic30f4013/mais" office:target-frame-name="_top" xlink:show="replace"><text:span text:style-name="T180">https://robotcub.svn.sourceforge.net/svnroot/robotcub/trunk/iCub/firmware/sensorReaderDsp</text:span><text:span text:style-name="T181">ic30f4013/mais</text:span></text:a></text:p>
      <text:p text:style-name="P182"/>
      <text:h text:style-name="Heading2" text:outline-level="2"><text:bookmark-start text:name="_Toc289705805"/><text:bookmark-start text:name="_Toc297189714"/>Code compilation<text:bookmark-end text:name="_Toc289705805"/><text:bookmark-end text:name="_Toc297189714"/></text:h>
      <text:p text:style-name="stytext"><text:span text:style-name="T183">In order to compile MAIS application it is necessary use MPLAB IDE. (see<text:s/></text:span><text:span text:style-name="T184"><text:bookmark-ref text:ref-name="_Ref288816163" text:reference-format="text">[1]</text:bookmark-ref></text:span><text:span text:style-name="T185">)</text:span></text:p>
      <text:p text:style-name="P186"/>
      <text:h text:style-name="Heading3" text:outline-level="3"><text:bookmark-start text:name="_Toc289705806"/><text:bookmark-start text:name="_Toc297189715"/>Dependences<text:bookmark-end text:name="_Toc289705806"/><text:bookmark-end text:name="_Toc297189715"/></text:h>
      <text:p text:style-name="stytext"><text:span text:style-name="T187">Mais application depends on<text:s/></text:span><text:span text:style-name="T188">DSPIC30f4013-HAL-MAIS.a</text:span><text:span text:style-name="T189"><text:s/>(see<text:s/></text:span><text:span text:style-name="T190"><text:bookmark-ref text:ref-name="_Ref297188636" text:reference-format="text">[4]</text:bookmark-ref></text:span><text:span text:style-name="T191">)<text:s/></text:span><text:span text:style-name="T192">and libp30F4013-coff.a</text:span><text:span text:style-name="T193"><text:s/></text:span><text:span text:style-name="T194">libraries.</text:span></text:p>
      <text:p text:style-name="P195">The first library provides some hardware abstraction services, while the second one provides direct access to hardware and it is supplied by Microchip compiler.</text:p>
      <text:p text:style-name="stytext"><text:span text:style-name="T196">Both library are provided to Strain application: they are in ..\</text:span><text:s/><text:span text:style-name="T197">sensorReaderDspic30f4013</text:span><text:span text:style-name="T198">\common\libraries, while their APIs are in ..\</text:span><text:s/><text:span text:style-name="T199">sensorReaderDspic30f4013</text:span><text:span text:style-name="T200">\common\API.</text:span></text:p>
      <text:p text:style-name="stytext"><text:span text:style-name="T201">In order to compile you be sure that both libraries are included in the project.</text:span></text:p>
      <text:p text:style-name="P202"/>
      <text:h text:style-name="Heading3" text:outline-level="3"><text:bookmark-start text:name="_Toc289705807"/><text:bookmark-start text:name="_Toc297189716"/>Order of compilation<text:bookmark-end text:name="_Toc289705807"/><text:bookmark-end text:name="_Toc297189716"/></text:h>
      <text:p text:style-name="P203">None</text:p>
      <text:p text:style-name="P204"/>
      <text:h text:style-name="Heading3" text:outline-level="3"><text:bookmark-start text:name="_Toc289705808"/><text:bookmark-start text:name="_Toc297189717"/>Compilation settings<text:bookmark-end text:name="_Toc289705808"/><text:bookmark-end text:name="_Toc297189717"/></text:h>
      <text:p text:style-name="P205">You must be sure you are compiling with –finline option.</text:p>
      <text:p text:style-name="P206">Actually it isn’t compiled with any optimization options.</text:p>
      <text:p text:style-name="P207"/>
      <text:p text:style-name="P208"/>
      <text:p text:style-name="P209"/>
      <text:h text:style-name="Heading3" text:outline-level="3"><text:bookmark-start text:name="_Toc289705809"/><text:bookmark-start text:name="_Toc297189718"/>How to compile<text:bookmark-end text:name="_Toc289705809"/><text:bookmark-end text:name="_Toc297189718"/></text:h>
      <text:p text:style-name="stytext"><text:span text:style-name="T210">Open the project file<text:s/></text:span><text:span text:style-name="T211">..\sensorReadersDspic30f4013\mais\mais.mcw</text:span><text:span text:style-name="T212">. It should b</text:span><text:span text:style-name="T213">e already configured, so you just may compile it.</text:span></text:p>
      <text:p text:style-name="stytext"><text:span text:style-name="T214">See<text:s/></text:span><text:span text:style-name="T215"><text:bookmark-ref text:ref-name="_Ref295914483" text:reference-format="text">[1]</text:bookmark-ref></text:span><text:span text:style-name="T216"><text:s/>for more information how to compile with MPLAB IDE.</text:span></text:p>
      <text:p text:style-name="P217"/>
      <text:h text:style-name="Heading1" text:outline-level="1"><text:bookmark-start text:name="_Toc289705810"/><text:bookmark-start text:name="_Toc297189719"/>Binary<text:bookmark-end text:name="_Toc289705810"/><text:bookmark-end text:name="_Toc297189719"/></text:h>
      <text:p text:style-name="stytext"><text:span text:style-name="T218">The output of compilation is in<text:s/></text:span><text:span text:style-name="T219">..\sensorReadersDspic30f4013\mais\output<text:s/></text:span><text:span text:style-name="T220">folder.</text:span></text:p>
      <text:p text:style-name="P221">In order to burn binary file in<text:s/>Mais board’s flash, you can use MPLAB ICD2 or MPLAB ICD3 programmer or CanLoader application.<text:s/></text:p>
      <text:p text:style-name="P222"/>
      <text:p text:style-name="stytext"><text:span text:style-name="T223">For more information how to flash binary see<text:s/></text:span><text:span text:style-name="T224"><text:bookmark-ref text:ref-name="_Ref295914519" text:reference-format="text">[2]</text:bookmark-ref></text:span><text:span text:style-name="T225">.</text:span></text:p>
      <text:h text:style-name="Heading1" text:outline-level="1"><text:bookmark-start text:name="_Toc289705811"/><text:bookmark-start text:name="_Toc297189720"/>Reference to other documents<text:bookmark-end text:name="_Toc289705811"/><text:bookmark-end text:name="_Toc297189720"/></text:h>
      <text:list text:style-name="LFO10" text:continue-numbering="true">
        <text:list-item>
          <text:p text:style-name="P226"><text:bookmark-start text:name="_Ref288816163"/><text:bookmark-start text:name="_Ref295914483"/><text:span text:style-name="T227">RBCS-TOOL-SRC-001-firmware-dspic30f4013.</text:span><text:bookmark-end text:name="_Ref288816163"/><text:span text:style-name="T228">odt: how to set up<text:s/></text:span><text:span text:style-name="T229">the SRC toolchain</text:span><text:bookmark-end text:name="_Ref295914483"/><text:span text:style-name="T230">.</text:span></text:p>
        </text:list-item>
      </text:list>
      <text:p text:style-name="P231"><text:a xlink:href="https://robotcub.svn.sourceforge.net/svnroot/robotcub/trunk/iCub/firmware/documents/Dspic30f4013" office:target-frame-name="_top" xlink:show="replace"><text:span text:style-name="Hyperlink">https://robotcub.svn.sourceforge.net/svnroot/robotcub/trunk/iCub/firmware/documents/Dspic30f4013</text:span></text:a></text:p>
      <text:p text:style-name="stytext"/>
      <text:list text:style-name="LFO10" text:continue-numbering="true">
        <text:list-item>
          <text:p text:style-name="P232"><text:bookmark-start text:name="_Ref295914519"/><text:span text:style-name="T233">RBCS-TOOL-BIN-001-firmware-dspic30f4013.odt: how to flash your executable file</text:span><text:bookmark-end text:name="_Ref295914519"/></text:p>
        </text:list-item>
      </text:list>
      <text:p text:style-name="P234"><text:a xlink:href="https://robotcub.svn.sourceforge.net/svnroot/robotcub/trunk/iCub/firmware/documents/Dspic30f4013" office:target-frame-name="_top" xlink:show="replace"><text:span text:style-name="Hyperlink">https://robotcub.svn.sourceforge.net/svnroot/robotcub/trunk/iCu</text:span><text:span text:style-name="Hyperlink">b/firmware/documents/Dspic30f4013</text:span></text:a></text:p>
      <text:p text:style-name="P235"/>
      <text:list text:style-name="LFO10" text:continue-numbering="true">
        <text:list-item>
          <text:p text:style-name="P236"><text:bookmark-start text:name="_Ref295898679"/><text:span text:style-name="T237">MU2007_RBCS_RC_MAIS_0003.doc</text:span><text:span text:style-name="T238"><text:s text:c="2"/>in<text:s/></text:span><text:a xlink:href="https://robotcub.svn.sourceforge.net/svnroot/robotcub/trunk/iCubPlatform/doc/manuals/" office:target-frame-name="_top" xlink:show="replace"><text:span text:style-name="T239">https://robotcub.svn.sourceforge.net/svnroot/robotcub/trunk/iCubPlatform/doc/manuals/</text:span></text:a><text:bookmark-end text:name="_Ref295898679"/></text:p>
        </text:list-item>
      </text:list>
      <text:p text:style-name="P240"/>
      <text:list text:style-name="LFO10" text:continue-numbering="true">
        <text:list-item>
          <text:p text:style-name="P241"><text:bookmark-start text:name="_Ref297188636"/>lib_DSPIC30F-HAL_howto_001.odt: information abou Hardware Abstraction Layer library.<text:s/><text:a xlink:href="https://robotcub.svn.sourceforge.net/svnroot/robotcub/trunk/iCub/firmware/libDspic30f4013-HAL/" office:target-frame-name="_top" xlink:show="replace"><text:span text:style-name="Hyperlink">https://robotcub.svn.sourceforge.net/svnroot/robotcub/tru</text:span><text:span text:style-name="Hyperlink">nk/iCub/firmware/libDspic30f4013-HAL/</text:span></text:a><text:bookmark-end text:name="_Ref297188636"/></text:p>
        </text:list-item>
      </text:list>
      <text:p text:style-name="ListParagraph"/>
      <text:p text:style-name="P2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ytext" style:default-outline-level="1">
      <style:paragraph-properties fo:keep-with-next="always" fo:margin-top="0.25in" fo:margin-bottom="0.1666in"/>
      <style:text-properties style:font-name="Helvetica" fo:font-weight="bold" style:font-weight-asian="bold" style:font-weight-complex="bold" fo:font-size="16pt" style:font-size-asian="16pt" style:font-size-complex="16pt" fo:language="en" fo:country="GB" fo:hyphenate="false"/>
    </style:style>
    <style:style style:name="Heading2" style:display-name="Heading 2" style:family="paragraph" style:parent-style-name="Normal" style:next-style-name="stytext" style:default-outline-level="2">
      <style:paragraph-properties fo:keep-with-next="always" fo:margin-top="0.25in" fo:margin-bottom="0.1666in"/>
      <style:text-properties style:font-name="Helvetica" fo:font-weight="bold" style:font-weight-asian="bold" style:font-weight-complex="bold" fo:font-size="14pt" style:font-size-asian="14pt" style:font-size-complex="14pt" fo:language="en" fo:country="GB" fo:hyphenate="false"/>
    </style:style>
    <style:style style:name="Heading3" style:display-name="Heading 3" style:family="paragraph" style:parent-style-name="Normal" style:next-style-name="stytext" style:default-outline-level="3">
      <style:paragraph-properties fo:keep-with-next="always" fo:margin-top="0.25in" fo:margin-bottom="0.0833in"/>
      <style:text-properties style:font-name="Helvetica" fo:font-weight="bold" style:font-weight-asian="bold" fo:language="en" fo:country="GB" fo:hyphenate="false"/>
    </style:style>
    <style:style style:name="Heading4" style:display-name="Heading 4" style:family="paragraph" style:parent-style-name="Normal" style:next-style-name="stytext" style:default-outline-level="4">
      <style:paragraph-properties fo:keep-with-next="always" fo:margin-top="0.1666in" fo:margin-bottom="0.0416in"/>
      <style:text-properties style:font-name="Helvetica" style:font-weight-complex="bold" fo:font-style="italic" style:font-style-asian="italic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>
        <style:tab-stops>
          <style:tab-stop style:type="left" style:position="-2.4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>
        <style:tab-stops>
          <style:tab-stop style:type="left" style:position="-2.6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>
        <style:tab-stops>
          <style:tab-stop style:type="left" style:position="-2.8in"/>
        </style:tab-stops>
      </style:paragraph-properties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>
        <style:tab-stops>
          <style:tab-stop style:type="left" style:position="-3in"/>
        </style:tab-stops>
      </style:paragraph-properties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>
        <style:tab-stops>
          <style:tab-stop style:type="left" style:position="-3.2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 style:auto-update="true">
      <style:paragraph-properties fo:text-align="justify"/>
      <style:text-properties fo:font-size="12pt" style:font-size-asian="12pt" style:font-size-complex="12pt" fo:language="en" fo:country="US" fo:hyphenate="false"/>
    </style:style>
    <style:style style:name="DefaultParagraphFont" style:display-name="Default Paragraph Font" style:family="text"/>
    <text:list-style style:name="WW_OutlineListStyle_5" style:display-name="WW_OutlineListStyle_5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NormalWeb" style:display-name="Normal (Web)" style:family="paragraph" style:parent-style-name="Normal">
      <style:text-properties style:font-name="Arial Unicode MS" style:font-name-asian="Arial Unicode MS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testo" style:display-name="testo" style:family="paragraph" style:parent-style-name="Normal">
      <style:paragraph-properties fo:margin-top="0.0833in"/>
      <style:text-properties fo:font-size="11pt" style:font-size-asian="11pt" style:font-size-complex="11pt" fo:language="en" fo:country="GB" fo:hyphenate="false"/>
    </style:style>
    <style:style style:name="punto-elenco" style:display-name="punto-elenco" style:family="paragraph" style:parent-style-name="testo">
      <style:paragraph-properties fo:margin-top="0.0416in" fo:margin-left="0.3736in" fo:text-indent="-0.2479in">
        <style:tab-stops>
          <style:tab-stop style:type="left" style:position="0.0013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Title" style:display-name="Title" style:family="paragraph" style:parent-style-name="Normal">
      <style:paragraph-properties fo:text-align="center"/>
      <style:text-properties style:font-name="Helvetica" fo:font-weight="bold" style:font-weight-asian="bold" style:font-weight-complex="bold" fo:font-size="16pt" style:font-size-asian="16pt" style:font-size-complex="16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roduct-title1" style:display-name="product-title1" style:family="text" style:parent-style-name="DefaultParagraphFont">
      <style:text-properties style:font-name="Times New Roman" style:font-name-complex="Times New Roman" style:use-window-font-color="true" fo:font-size="2.5pt" style:font-size-asian="2.5pt" style:font-size-complex="2.5pt"/>
    </style:style>
    <style:style style:name="keyword-highlight1" style:display-name="keyword-highlight1" style:family="text" style:parent-style-name="DefaultParagraphFont">
      <style:text-properties fo:background-color="#FFFF00"/>
    </style:style>
    <style:style style:name="search-results-listing" style:display-name="search-results-listing" style:family="text" style:parent-style-name="DefaultParagraphFont"/>
    <style:style style:name="keyword-highlight" style:display-name="keyword-highlight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>
      <style:paragraph-properties fo:text-align="start" fo:margin-top="0.0833in" fo:margin-bottom="0.0833in" fo:margin-left="0.2361in" fo:margin-right="0.3937in" fo:text-indent="-0.2361in">
        <style:tab-stops>
          <style:tab-stop style:type="left" style:position="0in"/>
          <style:tab-stop style:type="right" style:leader-style="dotted" style:leader-text="." style:position="6.4576in"/>
        </style:tab-stops>
      </style:paragraph-properties>
      <style:text-properties style:font-name="Helvetica" fo:font-weight="bold" style:font-weight-asian="bold" fo:font-size="11pt" style:font-size-asian="11pt" style:font-size-complex="11pt" fo:hyphenate="false"/>
    </style:style>
    <style:style style:name="TOC2" style:display-name="TOC 2" style:family="paragraph" style:parent-style-name="Normal" style:next-style-name="Normal">
      <style:paragraph-properties fo:text-align="start" fo:margin-top="0.0833in" fo:margin-bottom="0.0833in" fo:margin-left="0.5513in" fo:margin-right="0.3937in" fo:text-indent="-0.3152in">
        <style:tab-stops>
          <style:tab-stop style:type="right" style:leader-style="dotted" style:leader-text="." style:position="6.1423in"/>
        </style:tab-stops>
      </style:paragraph-properties>
      <style:text-properties style:font-name="Helvetica" fo:font-size="10pt" style:font-size-asian="10pt" style:font-size-complex="11pt" fo:hyphenate="false"/>
    </style:style>
    <style:style style:name="TOC3" style:display-name="TOC 3" style:family="paragraph" style:parent-style-name="Normal" style:next-style-name="Normal">
      <style:paragraph-properties fo:text-align="start" fo:margin-top="0.0833in" fo:margin-bottom="0.0833in" fo:margin-left="1.0236in" fo:margin-right="0.3937in" fo:text-indent="-0.4722in">
        <style:tab-stops>
          <style:tab-stop style:type="left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  <style:text-properties style:font-name="Helvetica" fo:font-size="9pt" style:font-size-asian="9pt" style:font-size-complex="11pt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odyTextIndent" style:display-name="Body Text Indent" style:family="paragraph" style:parent-style-name="Normal">
      <style:paragraph-properties fo:margin-top="0.0833in" fo:margin-left="2in" fo:text-indent="-2in">
        <style:tab-stops/>
      </style:paragraph-properties>
      <style:text-properties fo:font-size="11pt" style:font-size-asian="11pt" style:font-size-complex="11pt" fo:hyphenate="false"/>
    </style:style>
    <style:style style:name="ListBullet0" style:display-name="List Bullet 0" style:family="paragraph" style:parent-style-name="Normal" style:next-style-name="Normal" style:auto-update="true">
      <style:paragraph-properties style:text-autospace="none" fo:margin-left="0.25in" fo:text-indent="-0.25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 fo:hyphenate="false"/>
    </style:style>
    <style:style style:name="ListBullet2" style:display-name="List Bullet 2" style:family="paragraph" style:parent-style-name="Normal" style:next-style-name="ListBullet3" style:auto-update="true">
      <style:paragraph-properties style:text-autospace="none" fo:margin-left="0.75in" fo:text-indent="-0.25in">
        <style:tab-stops>
          <style:tab-stop style:type="left" style:position="-0.25in"/>
          <style:tab-stop style:type="left" style:position="0in"/>
        </style:tab-stops>
      </style:paragraph-properties>
      <style:text-properties fo:font-size="10pt" style:font-size-asian="10pt" style:font-size-complex="10pt" fo:hyphenate="false"/>
    </style:style>
    <style:style style:name="ListBullet3" style:display-name="List Bullet 3" style:family="paragraph" style:parent-style-name="Normal" style:auto-update="true">
      <style:paragraph-properties fo:margin-left="0.643in" fo:text-indent="-0.25in">
        <style:tab-stops>
          <style:tab-stop style:type="left" style:position="-0.143in"/>
          <style:tab-stop style:type="left" style:position="0in"/>
        </style:tab-stops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left="1.25in">
        <style:tab-stops/>
      </style:paragraph-properties>
      <style:text-properties fo:hyphenate="false"/>
    </style:style>
    <style:style style:name="prototipo" style:display-name="prototipo" style:family="paragraph" style:parent-style-name="Normal">
      <style:paragraph-properties>
        <style:tab-stops>
          <style:tab-stop style:type="left" style:position="1in"/>
          <style:tab-stop style:type="left" style:position="3.75in"/>
          <style:tab-stop style:type="left" style:position="4.625in"/>
          <style:tab-stop style:type="left" style:position="4.875in"/>
        </style:tab-stops>
      </style:paragraph-properties>
      <style:text-properties style:font-name="Courier New" style:font-name-complex="Courier New" fo:font-size="9pt" style:font-size-asian="9pt" style:font-size-complex="9pt" fo:language="en" fo:country="GB" fo:hyphenate="false"/>
    </style:style>
    <style:style style:name="BodyText" style:display-name="Body Text" style:family="paragraph" style:parent-style-name="Normal">
      <style:paragraph-properties fo:text-align="start"/>
      <style:text-properties fo:font-size="9pt" style:font-size-asian="9pt" style:font-size-complex="9pt" fo:hyphenate="false"/>
    </style:style>
    <style:style style:name="argomenti" style:display-name="argomenti" style:family="paragraph" style:parent-style-name="testo">
      <style:paragraph-properties fo:margin-top="0.0416in" fo:margin-left="1in" fo:text-indent="-1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ext" style:display-name="text" style:family="paragraph" style:parent-style-name="testo" style:auto-update="true">
      <style:text-properties fo:hyphenate="false"/>
    </style:style>
    <style:style style:name="styfigure" style:display-name="&lt;sty&gt;figure" style:family="paragraph" style:parent-style-name="text">
      <style:paragraph-properties fo:keep-with-next="always" fo:margin-top="0in"/>
      <style:text-properties style:font-name="Helvetica" fo:font-size="10pt" style:font-size-asian="10pt" fo:language="en" fo:country="US" fo:hyphenate="false"/>
    </style:style>
    <style:style style:name="testoChar" style:display-name="testo Char" style:family="text" style:parent-style-name="DefaultParagraphFont">
      <style:text-properties fo:font-size="11pt" style:font-size-asian="11pt" style:font-size-complex="11pt" fo:language="en" fo:country="GB"/>
    </style:style>
    <style:style style:name="textChar" style:display-name="text Char" style:family="text" style:parent-style-name="testoChar"/>
    <style:style style:name="stytext" style:display-name="&lt;sty&gt;text" style:family="paragraph" style:parent-style-name="text">
      <style:paragraph-properties fo:margin-top="0in" fo:margin-bottom="0.0416in"/>
      <style:text-properties style:font-name="Helvetica" fo:font-size="10pt" style:font-size-asian="10pt" fo:hyphenate="false"/>
    </style:style>
    <style:style style:name="styfigureChar" style:display-name="&lt;sty&gt;figure Char" style:family="text" style:parent-style-name="textChar">
      <style:text-properties style:font-name="Helvetica" fo:language="en" fo:country="US"/>
    </style:style>
    <style:style style:name="stycaption" style:display-name="&lt;sty&gt;caption" style:family="paragraph" style:parent-style-name="text">
      <style:paragraph-properties fo:margin-top="0.0416in" fo:margin-bottom="0.1666in" fo:margin-left="0.3937in" fo:margin-right="0.3937in">
        <style:tab-stops/>
      </style:paragraph-properties>
      <style:text-properties style:font-name="Helvetica" fo:font-size="10pt" style:font-size-asian="10pt" style:font-size-complex="10pt" fo:hyphenate="false"/>
    </style:style>
    <style:style style:name="stytextChar" style:display-name="&lt;sty&gt;text Char" style:family="text" style:parent-style-name="textChar">
      <style:text-properties style:font-name="Helvetica"/>
    </style:style>
    <style:style style:name="styc-portrait" style:display-name="&lt;sty&gt;c-portrait" style:family="paragraph" style:parent-style-name="BodyText">
      <style:text-properties style:font-name="Courier New" style:font-name-complex="Courier New" fo:font-size="6.5pt" style:font-size-asian="6.5pt" style:font-size-complex="7pt" fo:language="en" fo:country="GB" fo:hyphenate="false"/>
    </style:style>
    <style:style style:name="stycaptionChar" style:display-name="&lt;sty&gt;caption Char" style:family="text" style:parent-style-name="textChar">
      <style:text-properties style:font-name="Helvetica"/>
    </style:style>
    <style:style style:name="BodyTextChar" style:display-name="Body Text Char" style:family="text" style:parent-style-name="DefaultParagraphFont">
      <style:text-properties fo:font-size="9pt" style:font-size-asian="9pt" style:font-size-complex="9pt"/>
    </style:style>
    <style:style style:name="styc-portraitChar" style:display-name="&lt;sty&gt;c-portrait Char" style:family="text" style:parent-style-name="BodyTextChar">
      <style:text-properties style:font-name="Courier New" style:font-name-complex="Courier New" fo:font-size="6.5pt" style:font-size-asian="6.5pt" style:font-size-complex="7pt" fo:language="en" fo:country="GB"/>
    </style:style>
    <style:style style:name="styfootnote" style:display-name="&lt;sty&gt;footnote" style:family="paragraph" style:parent-style-name="FootnoteText">
      <style:paragraph-properties fo:margin-left="0.125in" fo:text-indent="-0.125in">
        <style:tab-stops/>
      </style:paragraph-properties>
      <style:text-properties style:font-name="Helvetica" fo:font-size="9pt" style:font-size-asian="9pt" fo:hyphenate="false"/>
    </style:style>
    <style:style style:name="FootnoteTextChar" style:display-name="Footnote Text Char" style:family="text" style:parent-style-name="DefaultParagraphFont"/>
    <style:style style:name="styfootnoteChar" style:display-name="&lt;sty&gt;footnote Char" style:family="text" style:parent-style-name="FootnoteTextChar">
      <style:text-properties style:font-name="Helvetica" fo:font-size="9pt" style:font-size-asian="9pt" fo:language="en" fo:country="US"/>
    </style:style>
    <style:style style:name="DocumentMap" style:display-name="Document Map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DocumentMapChar" style:display-name="Document Map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tyinfo" style:display-name="&lt;sty&gt;info" style:family="paragraph" style:parent-style-name="stytext">
      <style:text-properties style:font-name-complex="Arial" fo:color="#548DD4" style:font-size-complex="10pt" fo:hyphenate="false"/>
    </style:style>
    <style:style style:name="stybar" style:display-name="&lt;sty&gt;bar" style:family="paragraph" style:parent-style-name="testo">
      <style:paragraph-properties fo:border-top="none" fo:border-left="none" fo:border-bottom="0.0069in solid #000000" fo:border-right="none" fo:padding="0in" style:shadow="none" fo:margin-top="0in" fo:margin-bottom="0.0416in"/>
      <style:text-properties style:font-name="Helvetica" fo:font-size="10pt" style:font-size-asian="10pt" fo:hyphenate="false"/>
    </style:style>
    <style:style style:name="styinfoChar" style:display-name="&lt;sty&gt;info Char" style:family="text" style:parent-style-name="stytextChar">
      <style:text-properties style:font-name="BlissPro" style:font-name-complex="Arial" fo:color="#548DD4"/>
    </style:style>
    <style:style style:name="stydoc-info" style:display-name="&lt;sty&gt;doc-info" style:family="paragraph" style:parent-style-name="stytext">
      <style:text-properties style:font-name-complex="Arial" fo:language="en" fo:country="US" fo:hyphenate="false"/>
    </style:style>
    <style:style style:name="stybarChar" style:display-name="&lt;sty&gt;bar Char" style:family="text" style:parent-style-name="testoChar">
      <style:text-properties style:font-name="Helvetica"/>
    </style:style>
    <style:style style:name="stytemplate-revision" style:display-name="&lt;sty&gt;template-revision" style:family="paragraph" style:parent-style-name="styfigure">
      <style:text-properties fo:font-size="8pt" style:font-size-asian="8pt" style:font-size-complex="8pt" fo:hyphenate="false"/>
    </style:style>
    <style:style style:name="stydoc-infoChar" style:display-name="&lt;sty&gt;doc-info Char" style:family="text" style:parent-style-name="stytextChar">
      <style:text-properties style:font-name="BlissPro" style:font-name-complex="Arial" fo:language="en" fo:country="US"/>
    </style:style>
    <style:style style:name="apple-style-span" style:display-name="apple-style-span" style:family="text" style:parent-style-name="DefaultParagraphFont"/>
    <style:style style:name="stytemplate-revisionChar" style:display-name="&lt;sty&gt;template-revision Char" style:family="text" style:parent-style-name="styfigureChar">
      <style:text-properties style:font-name="Helvetica" fo:font-size="8pt" style:font-size-asian="8pt" style:font-size-complex="8pt"/>
    </style:style>
    <style:style style:name="styc-landscape" style:display-name="&lt;sty&gt;c-landscape" style:family="paragraph" style:parent-style-name="styc-portrait">
      <style:text-properties fo:font-size="9pt" style:font-size-asian="9pt" style:font-size-complex="9pt" fo:hyphenate="false"/>
    </style:style>
    <style:style style:name="styc-landscapeChar" style:display-name="&lt;sty&gt;c-landscape Char" style:family="text" style:parent-style-name="styc-portraitChar">
      <style:text-properties style:font-name="Courier New" style:font-name-complex="Courier New" fo:language="en" fo:country="GB"/>
    </style:style>
    <style:style style:name="stytable-0" style:display-name="&lt;sty&gt;table-0" style:family="paragraph" style:parent-style-name="stytext">
      <style:text-properties fo:font-size="9pt" style:font-size-asian="9pt" style:font-size-complex="10pt" fo:hyphenate="false"/>
    </style:style>
    <style:style style:name="stytable-1" style:display-name="&lt;sty&gt;table-1" style:family="paragraph" style:parent-style-name="stytable-0">
      <style:text-properties style:font-name-complex="Courier New" fo:font-size="8pt" style:font-size-asian="8pt" style:font-size-complex="8pt" fo:hyphenate="false"/>
    </style:style>
    <style:style style:name="stytable-0Char" style:display-name="&lt;sty&gt;table-0 Char" style:family="text" style:parent-style-name="stytextChar">
      <style:text-properties fo:font-size="9pt" style:font-size-asian="9pt"/>
    </style:style>
    <style:style style:name="usrex" style:display-name="&lt;usr&gt;ex" style:family="paragraph" style:parent-style-name="stytext" style:auto-update="true">
      <style:paragraph-properties fo:line-height="150%"/>
      <style:text-properties style:font-name="Arial Narrow" style:font-name-complex="Arial" fo:font-size="12pt" style:font-size-asian="12pt" style:font-size-complex="12pt" fo:hyphenate="false"/>
    </style:style>
    <style:style style:name="stytable-1Char" style:display-name="&lt;sty&gt;table-1 Char" style:family="text" style:parent-style-name="stytable-0Char">
      <style:text-properties style:font-name-complex="Courier New" fo:font-size="8pt" style:font-size-asian="8pt" style:font-size-complex="8pt"/>
    </style:style>
    <style:style style:name="usrexChar" style:display-name="&lt;usr&gt;ex Char" style:family="text" style:parent-style-name="stytextChar">
      <style:text-properties style:font-name="Arial Narrow" style:font-name-complex="Arial" fo:font-size="12pt" style:font-size-asian="12pt" style:font-size-complex="12pt"/>
    </style:style>
    <style:style style:name="stys-list" style:display-name="&lt;sty&gt;s-list" style:family="paragraph" style:parent-style-name="stytext" style:auto-update="true">
      <style:paragraph-properties fo:margin-left="0.3305in" fo:text-indent="-0.2333in">
        <style:tab-stops/>
      </style:paragraph-properties>
      <style:text-properties fo:hyphenate="false"/>
    </style:style>
    <style:style style:name="sty1-list" style:display-name="&lt;sty&gt;1-list" style:family="paragraph" style:parent-style-name="stys-list" style:auto-update="true" style:list-style-name="LFO2">
      <style:text-properties fo:hyphenate="false"/>
    </style:style>
    <style:style style:name="stys-listChar" style:display-name="&lt;sty&gt;s-list Char" style:family="text" style:parent-style-name="stytextChar"/>
    <style:style style:name="stylist" style:display-name="&lt;sty&gt;list" style:family="paragraph" style:parent-style-name="sty1-list" style:list-style-name="LFO3">
      <style:text-properties fo:hyphenate="false"/>
    </style:style>
    <style:style style:name="sty1-listChar" style:display-name="&lt;sty&gt;1-list Char" style:family="text" style:parent-style-name="stys-listChar"/>
    <style:style style:name="stylistChar" style:display-name="&lt;sty&gt;list Char" style:family="text" style:parent-style-name="sty1-listChar"/>
    <style:style style:name="styref" style:display-name="&lt;sty&gt;ref" style:family="paragraph" style:parent-style-name="stytext">
      <style:paragraph-properties fo:margin-left="0.7875in" fo:text-indent="-0.7875in">
        <style:tab-stops/>
      </style:paragraph-properties>
      <style:text-properties fo:hyphenate="false"/>
    </style:style>
    <style:style style:name="styrefChar" style:display-name="&lt;sty&gt;ref Char" style:family="text" style:parent-style-name="stytextChar"/>
    <style:style style:name="sty1Heading" style:display-name="&lt;sty&gt;1Heading" style:family="paragraph" style:parent-style-name="Heading1" style:next-style-name="stytext" style:default-outline-level="1">
      <style:paragraph-properties fo:break-before="page" fo:margin-top="0in"/>
      <style:text-properties fo:hyphenate="false"/>
    </style:style>
    <style:style style:name="Heading1Char" style:display-name="Heading 1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GB"/>
    </style:style>
    <style:style style:name="sty1HeadingChar" style:display-name="&lt;sty&gt;1Heading Char" style:family="text" style:parent-style-name="Heading1Char">
      <style:text-properties style:font-name="Helvetica" fo:font-weight="bold" style:font-weight-asian="bold" style:font-weight-complex="bold"/>
    </style:style>
    <style:style style:name="styt1tle" style:display-name="&lt;sty&gt;t1tle" style:family="paragraph" style:parent-style-name="Title" style:auto-update="true">
      <style:paragraph-properties fo:margin-bottom="0.1666in"/>
      <style:text-properties fo:font-size="20pt" style:font-size-asian="20pt" style:font-size-complex="20pt" fo:language="en" fo:country="GB" fo:hyphenate="false"/>
    </style:style>
    <style:style style:name="styt2tle" style:display-name="&lt;sty&gt;t2tle" style:family="paragraph" style:parent-style-name="Title" style:auto-update="true">
      <style:text-properties fo:hyphenate="false"/>
    </style:style>
    <style:style style:name="TitleChar" style:display-name="Title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US"/>
    </style:style>
    <style:style style:name="styt1tleChar" style:display-name="&lt;sty&gt;t1tle Char" style:family="text" style:parent-style-name="TitleChar">
      <style:text-properties style:font-name="Helvetica" fo:font-weight="bold" style:font-weight-asian="bold" style:font-weight-complex="bold" fo:font-size="20pt" style:font-size-asian="20pt" style:font-size-complex="20pt" fo:language="en" fo:country="GB"/>
    </style:style>
    <style:style style:name="stytable-head" style:display-name="&lt;sty&gt;table-head" style:family="paragraph" style:parent-style-name="stytable-0" style:auto-update="true">
      <style:text-properties fo:font-weight="bold" style:font-weight-asian="bold" fo:hyphenate="false"/>
    </style:style>
    <style:style style:name="styt2tleChar" style:display-name="&lt;sty&gt;t2tle Char" style:family="text" style:parent-style-name="TitleChar">
      <style:text-properties style:font-name="Helvetica" fo:font-weight="bold" style:font-weight-asian="bold" style:font-weight-complex="bold" fo:language="en" fo:country="US"/>
    </style:style>
    <style:style style:name="stytable-title" style:display-name="&lt;sty&gt;table-title" style:family="paragraph" style:parent-style-name="stytable-0" style:auto-update="true">
      <style:text-properties fo:font-weight="bold" style:font-weight-asian="bold" fo:hyphenate="false"/>
    </style:style>
    <style:style style:name="stytable-headChar" style:display-name="&lt;sty&gt;table-head Char" style:family="text" style:parent-style-name="stytable-0Char">
      <style:text-properties fo:font-weight="bold" style:font-weight-asian="bold"/>
    </style:style>
    <style:style style:name="stytable-titleChar" style:display-name="&lt;sty&gt;table-title Char" style:family="text" style:parent-style-name="stytable-0Char">
      <style:text-properties fo:font-weight="bold" style:font-weight-asian="bold"/>
    </style:style>
    <style:style style:name="stypict" style:display-name="&lt;sty&gt;pict" style:family="paragraph" style:parent-style-name="styfigure">
      <style:text-properties fo:font-size="9pt" style:font-size-asian="9pt" fo:hyphenate="false"/>
    </style:style>
    <style:style style:name="stypictChar" style:display-name="&lt;sty&gt;pict Char" style:family="text" style:parent-style-name="styfigureChar">
      <style:text-properties style:font-name="Helvetica" fo:font-size="9pt" style:font-size-asian="9pt"/>
    </style:style>
    <style:style style:name="stytitle" style:display-name="&lt;sty&gt;title" style:family="paragraph" style:parent-style-name="Title">
      <style:paragraph-properties fo:margin-top="0.1666in" fo:margin-bottom="0.0833in"/>
      <style:text-properties style:font-name="Times New Roman" fo:font-size="14pt" style:font-size-asian="14pt" style:font-size-complex="14pt" fo:language="en" fo:country="GB" fo:hyphenate="false"/>
    </style:style>
    <style:style style:name="stytitleChar" style:display-name="&lt;sty&gt;title Char" style:family="text" style:parent-style-name="TitleChar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usrp1ct" style:display-name="&lt;usr&gt;p1ct" style:family="paragraph" style:parent-style-name="Normal">
      <style:paragraph-properties fo:text-align="center"/>
      <style:text-properties style:font-name="Calibri" fo:font-size="10pt" style:font-size-asian="10pt" style:font-size-complex="10pt" fo:hyphenate="false"/>
    </style:style>
    <style:style style:name="usrp1ctChar" style:display-name="&lt;usr&gt;p1ct Char" style:family="text" style:parent-style-name="DefaultParagraphFont">
      <style:text-properties style:font-name="Calibri" fo:language="en" fo:country="US"/>
    </style:style>
    <style:style style:name="usrp2ct" style:display-name="&lt;usr&gt;p2ct" style:family="paragraph" style:parent-style-name="usrp1ct">
      <style:paragraph-properties fo:text-align="start"/>
      <style:text-properties fo:font-size="9pt" style:font-size-asian="9pt" style:font-size-complex="9pt" fo:hyphenate="false"/>
    </style:style>
    <style:style style:name="usrp2ctChar" style:display-name="&lt;usr&gt;p2ct Char" style:family="text" style:parent-style-name="usrp1ctChar">
      <style:text-properties fo:font-size="9pt" style:font-size-asian="9pt" style:font-size-complex="9pt"/>
    </style:style>
    <style:style style:name="usrvars" style:display-name="&lt;usr&gt;vars" style:family="paragraph" style:parent-style-name="stytext" style:auto-update="true">
      <style:paragraph-properties fo:margin-top="0.0833in" fo:margin-bottom="0in"/>
      <style:text-properties style:font-name="Calibri" style:font-name-complex="Calibri" fo:font-size="11pt" style:font-size-asian="11pt" fo:hyphenate="false"/>
    </style:style>
    <style:style style:name="usrvarsChar" style:display-name="&lt;usr&gt;vars Char" style:family="text" style:parent-style-name="stytextChar">
      <style:text-properties style:font-name="Calibri" style:font-name-complex="Calibri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2" style:display-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8LVL1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LFO3" style:display-name="LFO3">
      <text:list-level-style-bullet text:level="1" text:style-name="WW_CharLFO8LVL1" text:bullet-char="">
        <style:list-level-properties text:space-before="0.25in" text:min-label-width="0.25in"/>
        <style:text-properties style:font-name="Wingdings"/>
      </text:list-level-style-bullet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9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0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2" style:parent-style-name="DefaultParagraphFont" style:family="text">
      <style:text-properties fo:language="it" fo:country="IT"/>
    </style:style>
    <style:style style:name="T3" style:parent-style-name="DefaultParagraphFont" style:family="text">
      <style:text-properties fo:language="it" fo:country="IT"/>
    </style:style>
    <style:style style:name="T4" style:parent-style-name="PageNumber" style:family="text">
      <style:text-properties style:font-name="Helvetica" fo:font-size="11pt" style:font-size-asian="11pt" style:font-size-complex="11pt"/>
    </style:style>
    <style:page-layout style:name="PL1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164" style:parent-style-name="DefaultParagraphFont" style:family="text">
      <style:text-properties fo:language="it" fo:country="IT"/>
    </style:style>
    <style:style style:name="T165" style:parent-style-name="DefaultParagraphFont" style:family="text">
      <style:text-properties fo:language="it" fo:country="IT"/>
    </style:style>
    <style:style style:name="T166" style:parent-style-name="PageNumber" style:family="text">
      <style:text-properties style:font-name="Helvetica" fo:font-size="11pt" style:font-size-asian="11pt" style:font-size-complex="11pt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0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3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Header"><text:span text:style-name="T2"><draw:frame draw:z-index="251658240" draw:id="id0" draw:style-name="a0" draw:name="Text Box 6" text:anchor-type="paragraph" svg:x="0.77917in" svg:y="0.11875in" svg:width="5.53403in" svg:height="0.34792in" style:rel-width="scale" style:rel-height="scale"><draw:text-box draw:chain-next-name="Text Box 6"><text:p text:style-name="stydoc-info">RBCS-firmware-MAIS-application-HowTo</text:p></draw:text-box><svg:desc/></draw:frame></text:span><text:span text:style-name="T3"><draw:frame draw:style-name="a1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0288" draw:id="id1" draw:style-name="a2" draw:name="Text Box 3" text:anchor-type="paragraph" svg:x="0in" svg:y="0.00069in" svg:width="0in" svg:height="0in" style:rel-width="scale" style:rel-height="scale-min"><draw:text-box><text:p text:style-name="Footer"><text:span text:style-name="T4"><text:page-number text:fixed="false">ii</text:page-number></text:span></text:p></draw:text-box><svg:desc/></draw:frame><draw:frame draw:z-index="0" draw:id="id2" draw:style-name="a3" draw:name="Text Box 10" text:anchor-type="as-char" svg:x="0in" svg:y="0in" svg:width="2.35347in" svg:height="0.24792in" style:rel-width="scale" style:rel-height="scale"><draw:text-box draw:chain-next-name="Text Box 10"><text:p text:style-name="stytemplate-revision">RBCS-MAIS-appl-HowTo v. 0.0.1</text:p></draw:text-box><svg:desc/></draw:frame></text:p>
      </style:footer>
    </style:master-page>
    <style:master-page style:name="MP1" style:page-layout-name="PL1">
      <style:header>
        <text:p text:style-name="Header"><text:span text:style-name="T164"><draw:frame draw:z-index="251662336" draw:id="id3" draw:style-name="a4" draw:name="Text Box 6" text:anchor-type="paragraph" svg:x="0.77917in" svg:y="0.11875in" svg:width="5.53403in" svg:height="0.34792in" style:rel-width="scale" style:rel-height="scale"><draw:text-box draw:chain-next-name="Text Box 6"><text:p text:style-name="stydoc-info">RBCS-firmware-MAIS-application-HowTo</text:p></draw:text-box><svg:desc/></draw:frame></text:span><text:span text:style-name="T165"><draw:frame draw:style-name="a5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4384" draw:id="id4" draw:style-name="a6" draw:name="Text Box 6" text:anchor-type="paragraph" svg:x="0in" svg:y="0.00069in" svg:width="0in" svg:height="0in" style:rel-width="scale" style:rel-height="scale-min"><draw:text-box><text:p text:style-name="Footer"><text:span text:style-name="T166"><text:page-number text:fixed="false">3</text:page-number></text:span></text:p></draw:text-box><svg:desc/></draw:frame><draw:frame draw:z-index="0" draw:id="id5" draw:style-name="a7" draw:name="Text Box 9" text:anchor-type="as-char" svg:x="0in" svg:y="0in" svg:width="2.35347in" svg:height="0.24792in" style:rel-width="scale" style:rel-height="scale"><draw:text-box draw:chain-next-name="Text Box 9"><text:p text:style-name="stytemplate-revision">RBCS-MAIS-appl-HowTo v. 0.0.1</text:p><text:p text:style-name="Normal"/></draw:text-box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mplate-basic</dc:title>
    <meta:initial-creator>Valentina Gaggero</meta:initial-creator>
    <dc:creator>user</dc:creator>
    <meta:creation-date>2011-06-15T13:20:00Z</meta:creation-date>
    <dc:date>2011-07-05T15:29:00Z</dc:date>
    <meta:print-date>2010-01-20T18:52:00Z</meta:print-date>
    <meta:template xlink:href="Normal.dotm" xlink:type="simple"/>
    <meta:editing-cycles>15</meta:editing-cycles>
    <meta:editing-duration>PT2640S</meta:editing-duration>
    <meta:user-defined meta:name="Argomento">Home Automation</meta:user-defined>
    <meta:document-statistic meta:page-count="6" meta:paragraph-count="8" meta:word-count="658" meta:character-count="4402" meta:row-count="31" meta:non-whitespace-character-count="3752"/>
  </office:meta>
</office:document-meta>
</file>